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TITimes-Roman" svg:font-family="OPTITimes-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adornments="Bold" style:font-family-generic="roman" style:font-pitch="variable"/>
    <style:font-face style:name="Times New Roman Cyr1" svg:font-family="'Times New Roman Cyr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3cm" fo:min-width="10.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2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8.66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1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7.35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5.28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6.33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6.64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7.44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26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5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5.35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2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6.517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9.819cm" loext:decorative="false"/>
      <style:paragraph-properties style:writing-mode="lr-tb"/>
    </style:style>
    <style:style style:name="P1" style:family="paragraph">
      <style:text-properties style:font-name="Times New Roman Cyr1" fo:font-size="32pt" fo:font-style="normal" fo:font-weight="bold" style:font-style-asian="normal" style:font-weight-asian="normal" style:font-style-complex="normal" style:font-weight-complex="normal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OPTITimes-Roman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50%"/>
      <style:text-properties style:font-name="OPTITimes-Roman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OPTITimes-Roman"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style:paragraph-properties fo:line-height="200%"/>
    </style:style>
    <style:style style:name="P11" style:family="paragraph"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margin-top="0.5cm" fo:margin-bottom="0cm" fo:text-align="start"/>
    </style:style>
    <style:style style:name="P14" style:family="paragraph">
      <style:paragraph-properties fo:margin-left="0cm" fo:margin-right="0cm" fo:margin-top="0.5cm" fo:margin-bottom="0cm" fo:text-align="start" fo:text-indent="0cm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-color="#ffffff"/>
      <style:paragraph-properties fo:text-align="start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 draw:fill-color="#ffffff"/>
      <style:text-properties style:font-name="OPTITimes-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7" style:family="paragraph">
      <loext:graphic-properties draw:fill="none" draw:fill-color="#ffffff"/>
      <style:text-properties style:font-name="Times New Roman Cyr" fo:font-size="20pt" fo:font-weight="bold" style:font-size-asian="20pt" style:font-weight-asian="bold" style:font-size-complex="20pt" style:font-weight-complex="600"/>
    </style:style>
    <style:style style:name="P18" style:family="paragraph">
      <loext:graphic-properties draw:fill="none" draw:fill-color="#ffffff"/>
      <style:text-properties style:font-name="Times New Roman Cyr1"/>
    </style:style>
    <style:style style:name="P19" style:family="paragraph">
      <loext:graphic-properties draw:fill="none" draw:fill-color="#ffffff"/>
      <style:text-properties style:font-name="OPTITimes-Roman" fo:font-size="16pt" fo:font-weight="normal"/>
    </style:style>
    <style:style style:name="P20" style:family="paragraph">
      <loext:graphic-properties draw:fill="none" draw:fill-color="#ffffff"/>
      <style:text-properties style:font-name="OPTITimes-Roman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style:font-name="Times New Roman Cyr1" fo:font-size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 draw:fill-color="#ffffff"/>
      <style:text-properties style:font-name="OPTITimes-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style:font-name="Times New Roman Cyr1" fo:font-size="32pt" fo:font-style="normal" fo:font-weight="bold" style:font-style-asian="normal" style:font-weight-asian="normal" style:font-style-complex="normal" style:font-weight-complex="normal"/>
    </style:style>
    <style:style style:name="T2" style:family="text">
      <style:text-properties style:font-name="Times New Roman Cyr" fo:font-size="20pt" style:text-underline-style="solid" style:text-underline-width="auto" style:text-underline-color="font-color" fo:font-weight="bold" style:font-size-asian="32pt" style:font-weight-asian="bold" style:font-size-complex="32pt" style:font-weight-complex="600"/>
    </style:style>
    <style:style style:name="T3" style:family="text">
      <style:text-properties style:font-name="Times New Roman Cyr1" fo:font-size="14pt" style:font-size-asian="18pt" style:font-size-complex="18pt"/>
    </style:style>
    <style:style style:name="T4" style:family="text">
      <style:text-properties style:font-name="Times New Roman Cyr1" fo:font-size="14pt" style:text-underline-style="none" fo:font-weight="normal" style:font-size-asian="20pt" style:font-weight-asian="normal" style:font-size-complex="20pt" style:font-weight-complex="normal"/>
    </style:style>
    <style:style style:name="T5" style:family="text">
      <style:text-properties style:font-name="OPTITimes-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" style:family="text">
      <style:text-properties style:font-name="OPTITimes-Roman"/>
    </style:style>
    <style:style style:name="T7" style:family="text">
      <style:text-properties style:font-name="OPTITimes-Roman" fo:font-weight="bold" style:font-weight-asian="bold" style:font-weight-complex="bold"/>
    </style:style>
    <style:style style:name="T8" style:family="text">
      <style:text-properties style:font-name="Times New Roman Cyr1" fo:font-weight="normal" style:font-weight-asian="normal" style:font-weight-complex="normal"/>
    </style:style>
    <style:style style:name="T9" style:family="text">
      <style:text-properties style:font-name="Times New Roman Cyr1"/>
    </style:style>
    <style:style style:name="T10" style:family="text">
      <style:text-properties style:font-name="OPTITimes-Roman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bold" style:letter-kerning="true" fo:background-color="transparent" style:font-name-asian="DejaVu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Times New Roman Cyr" fo:font-size="20pt" fo:font-weight="bold" style:font-size-asian="20pt" style:font-weight-asian="bold" style:font-size-complex="20pt" style:font-weight-complex="600"/>
    </style:style>
    <style:style style:name="T16" style:family="text">
      <style:text-properties style:font-name="OPTITimes-Roman" fo:font-size="16pt" fo:font-weight="normal"/>
    </style:style>
    <style:style style:name="T17" style:family="text">
      <style:text-properties style:font-name="OPTITimes-Roman" fo:font-size="18pt" fo:font-weight="bold" style:font-weight-asian="bold" style:font-weight-complex="bold"/>
    </style:style>
    <style:style style:name="T18" style:family="text">
      <style:text-properties style:font-name="Times New Roman Cyr1" fo:font-size="18pt"/>
    </style:style>
    <style:style style:name="T19" style:family="text">
      <style:text-properties style:font-name="OPTITimes-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517cm" svg:x="1.4cm" svg:y="1.441cm" presentation:class="title" presentation:user-transformed="true">
          <draw:text-box>
            <text:p><text:span text:style-name="T1">Cyberwall: An AI-Powered App for Cyberbullying Detection and Solving</text:span></text:p>
          </draw:text-box>
        </draw:frame>
        <draw:frame presentation:style-name="pr2" draw:layer="layout" svg:width="7.5cm" svg:height="5.134cm" svg:x="1.5cm" svg:y="8.5cm" presentation:class="outline" presentation:user-transformed="true">
          <draw:text-box>
            <text:p><text:span text:style-name="T2">GUIDED BY:</text:span></text:p>
            <text:p><text:span text:style-name="T3">RENJANA RAMCHANDRAN</text:span></text:p>
            <text:p><text:span text:style-name="T3">ASSISTANT PROFESSOR,</text:span></text:p>
            <text:p><text:span text:style-name="T3">CSE DEPT, MCET</text:span></text:p>
          </draw:text-box>
        </draw:frame>
        <draw:frame presentation:style-name="pr2" draw:text-style-name="P2" draw:layer="layout" svg:width="11.5cm" svg:height="5.815cm" svg:x="15.5cm" svg:y="8.5cm" presentation:class="outline" presentation:user-transformed="true">
          <draw:text-box>
            <text:list text:style-name="L2">
              <text:list-header>
                <text:p><text:span text:style-name="T2">PRESENTED BY:</text:span></text:p>
                <text:p><text:span text:style-name="T4">MEVEN REGI (MCK22CSO38)</text:span></text:p>
                <text:p><text:span text:style-name="T4">BENITA BIJU GEORGE (MCK22CS021)</text:span></text:p>
                <text:p><text:span text:style-name="T4">IHSANUL HAQ (SGI22CS025)</text:span></text:p>
                <text:p><text:span text:style-name="T4">ASWATHY NAIR S (MCK22CS019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draw:style-name="gr2" draw:text-style-name="P4" draw:layer="layout" svg:width="11cm" svg:height="2.233cm" svg:x="1.5cm" svg:y="1.36cm">
          <draw:text-box>
            <text:p><text:span text:style-name="T5">CONTENTS</text:span><text:span text:style-name="T6">:</text:span></text:p>
          </draw:text-box>
        </draw:frame>
        <draw:frame draw:style-name="gr3" draw:text-style-name="P6" draw:layer="layout" svg:width="17cm" svg:height="5.583cm" svg:x="1.5cm" svg:y="4cm">
          <draw:text-box>
            <text:list text:style-name="L1">
              <text:list-item>
                <text:p text:style-name="P5"><text:span text:style-name="T6"><text:s/></text:span><text:span text:style-name="T6">Introduction</text:span></text:p>
              </text:list-item>
              <text:list-item>
                <text:p text:style-name="P5"><text:span text:style-name="T6"><text:s/></text:span><text:span text:style-name="T6">Existing <text:s/>System and Disadvantages</text:span></text:p>
              </text:list-item>
              <text:list-item>
                <text:p text:style-name="P5"><text:span text:style-name="T6"><text:s/></text:span><text:span text:style-name="T6">Proposed System and Advantag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draw:style-name="gr4" draw:text-style-name="P7" draw:layer="layout" svg:width="25.5cm" svg:height="13cm" svg:x="0.5cm" svg:y="1.5cm">
          <draw:text-box>
            <text:p><text:s text:c="4"/><text:span text:style-name="T7">Cyberbullying:</text:span></text:p>
            <text:list text:style-name="L1">
              <text:list-item>
                <text:p text:style-name="P5"><text:span text:style-name="T8">Cyberbullying is an action of harming or harassing via information technology networks. </text:span></text:p>
              </text:list-item>
              <text:list-item>
                <text:p text:style-name="P5"><text:span text:style-name="T9">Cyberbullying is using digital platforms to harass,threaten or embarrass someone.</text:span></text:p>
              </text:list-item>
              <text:list-item>
                <text:p text:style-name="P5"><text:span text:style-name="T9">It is persistent, anonymous, and can reach a large audience.</text:span></text:p>
              </text:list-item>
              <text:list-item>
                <text:p text:style-name="P5"><text:span text:style-name="T9">Includes sending hurtful messages, spreading rumors, or sharing private content.</text:span></text:p>
              </text:list-item>
              <text:list-item>
                <text:p text:style-name="P5"><text:span text:style-name="T9">Occurs on social media, messaging apps, gaming platforms, and forums.</text:span></text:p>
              </text:list-item>
              <text:list-item>
                <text:p text:style-name="P5"><text:span text:style-name="T9">Teenagers, minorities, and public figures are common targets.</text:span></text:p>
              </text:list-item>
              <text:list-item>
                <text:p text:style-name="P5"><text:span text:style-name="T9">Leads to anxiety, depression, poor performance, and social withdrawal.</text:span></text:p>
              </text:list-item>
              <text:list-item>
                <text:p text:style-name="P5"><text:span text:style-name="T9">Educating users, promoting kindness, and using privacy tools can help.</text:span></text:p>
              </text:list-item>
              <text:list-item>
                <text:p text:style-name="P5"><text:span text:style-name="T9">Cyberbullying can cause severe mental and emotional damage.</text:span></text:p>
              </text:list-item>
              <text:list-item>
                <text:p text:style-name="P5"><text:span text:style-name="T9">Cyberwall monitors and detect cyberbullying and provide solutions with the help of pretrained AI model.</text:span></text:p>
              </text:list-item>
            </text:list>
          </draw:text-box>
        </draw:frame>
        <draw:frame draw:style-name="gr5" draw:text-style-name="P8" draw:layer="layout" svg:width="10.776cm" svg:height="1.242cm" svg:x="0.724cm" svg:y="0.36cm">
          <draw:text-box>
            <text:p><text:span text:style-name="T10">INTRODUCTION</text:span><text:span text:style-name="T7">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draw:style-name="gr6" draw:text-style-name="P9" draw:layer="layout" svg:width="9.168cm" svg:height="1.242cm" svg:x="1.6cm" svg:y="1cm">
          <draw:text-box>
            <text:p><text:span text:style-name="T5">PROBLEM <text:s/>STATEMENT</text:span></text:p>
          </draw:text-box>
        </draw:frame>
        <draw:frame draw:style-name="gr7" draw:text-style-name="P7" draw:layer="layout" svg:width="25cm" svg:height="12.001cm" svg:x="1.5cm" svg:y="2.499cm">
          <draw:text-box>
            <text:list text:style-name="L1">
              <text:list-item>
                <text:p text:style-name="P10"><text:span text:style-name="T9">Affects mental health and self-esteem</text:span></text:p>
                <text:p text:style-name="P10"><text:span text:style-name="T9"/></text:p>
              </text:list-item>
              <text:list-item>
                <text:p><text:span text:style-name="T9">Leads to severe outcomes like depression and even suicide in extreme cases</text:span></text:p>
                <text:p text:style-name="P5"><text:span text:style-name="T9"/></text:p>
              </text:list-item>
              <text:list-item>
                <text:p><text:span text:style-name="T9">Involves harmful actions such as harassment,threats,spreading rumors or sharing private informations to embarrass or intimidate someone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2" draw:text-style-name="P11" draw:layer="layout" svg:width="16cm" svg:height="1.5cm" svg:x="1.5cm" svg:y="1cm" presentation:class="outline" presentation:user-transformed="true">
          <draw:text-box>
            <text:list text:style-name="L2">
              <text:list-header>
                <text:p><text:span text:style-name="T11">LITERATURE REVIEW</text:span></text:p>
              </text:list-header>
            </text:list>
          </draw:text-box>
        </draw:frame>
        <draw:frame presentation:style-name="pr2" draw:text-style-name="P12" draw:layer="layout" svg:width="25cm" svg:height="11.5cm" svg:x="1.5cm" svg:y="3cm" presentation:class="outline" presentation:user-transformed="true">
          <draw:text-box>
            <text:list text:style-name="L2">
              <text:list-header>
                <text:p><text:span text:style-name="T12">(1)Toward Multi-Modal Approach for Identification and Detection of Cyberbullying in Social Networks : Research Article (27 JUN 2024) </text:span></text:p>
              </text:list-header>
              <text:list-item>
                <text:p><text:span text:style-name="T13">The objective is to create a more effective and comprehensive system for identifying and mitigating cyberbullying behavior in online social networks.</text:span></text:p>
              </text:list-item>
              <text:list-item>
                <text:p><text:span text:style-name="T13">The combination of deep learning, data fusion techniques, and the innovative use of neural networks enables multidimensional interaction, understanding, and personalization in real-world task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13"><text:span text:style-name="T11">DISADVANTAGES</text:span></text:p>
          </draw:text-box>
        </draw:frame>
        <draw:frame presentation:style-name="pr5" draw:text-style-name="P3" draw:layer="layout" svg:width="25.199cm" svg:height="9.134cm" svg:x="1.4cm" svg:y="3.685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13"><text:span text:style-name="T11">LITERATURE REVIEW()</text:span></text:p>
          </draw:text-box>
        </draw:frame>
        <draw:frame presentation:style-name="pr6" draw:text-style-name="P15" draw:layer="layout" svg:width="25.199cm" svg:height="9.819cm" svg:x="1.4cm" svg:y="3cm" presentation:class="subtitle" presentation:user-transformed="true">
          <draw:text-box>
            <text:p text:style-name="P14"><text:span text:style-name="T14">(1)Cyber Bullying Detection on Social Media using Machine Learning : </text:span><text:span text:style-name="T12">Research Article (2021)</text:span></text:p>
            <text:p text:style-name="P14"><text:span text:style-name="T12"><text:s/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draw:style-name="gr8" draw:text-style-name="P16" draw:layer="layout" svg:width="7.855cm" svg:height="1.242cm" svg:x="0.9cm" svg:y="1cm">
          <draw:text-box>
            <text:p><text:span text:style-name="T5">EXISTING SYSTEMS</text:span></text:p>
          </draw:text-box>
        </draw:frame>
        <draw:frame draw:style-name="gr9" draw:text-style-name="P17" draw:layer="layout" svg:width="5.781cm" svg:height="1.043cm" svg:x="1.102cm" svg:y="2.538cm">
          <draw:text-box>
            <text:p><text:span text:style-name="T15">CYBER B.A.A.P</text:span></text:p>
          </draw:text-box>
        </draw:frame>
        <draw:frame draw:style-name="gr10" draw:text-style-name="P18" draw:layer="layout" svg:width="26.836cm" svg:height="10.205cm" svg:x="1cm" svg:y="4cm">
          <draw:text-box>
            <text:list text:style-name="L1">
              <text:list-item>
                <text:p><text:span text:style-name="T9">CyberB.A.A.P(Cyber Bullying Awareness,Action, and Prevention) is an initiative by the Nirali</text:span></text:p>
                <text:p><text:span text:style-name="T9">Bhatia Cyber wellness foundation.</text:span></text:p>
                <text:p><text:span text:style-name="T9"/></text:p>
              </text:list-item>
              <text:list-item>
                <text:p><text:span text:style-name="T9">It is a comprehensive program to combat the growing menace of cyberbullying.</text:span></text:p>
                <text:p><text:span text:style-name="T9"/></text:p>
              </text:list-item>
              <text:list-item>
                <text:p><text:span text:style-name="T9">CyberB.A.A.P aims to create awareness, provide support and enable prevention strategies </text:span></text:p>
                <text:p><text:span text:style-name="T9">for individuals affected by cyberbullying.</text:span></text:p>
                <text:p><text:span text:style-name="T9"/></text:p>
              </text:list-item>
              <text:list-item>
                <text:p><text:span text:style-name="T9">Its mission is to empower people with the knowledge and tools to foster a safer online </text:span></text:p>
                <text:p><text:span text:style-name="T9">enviornment.</text:span></text:p>
                <text:p><text:span text:style-name="T9"/></text:p>
              </text:list-item>
              <text:list-item>
                <text:p><text:span text:style-name="T9">The initiative addresses cyberbullying through various services including professional </text:span></text:p>
                <text:p><text:span text:style-name="T9"><text:s/></text:span><text:span text:style-name="T9">counseling for victims, training programs on digital safety and resources for parents, </text:span></text:p>
                <text:p><text:span text:style-name="T9"><text:s/></text:span><text:span text:style-name="T9">educators and student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draw:style-name="gr11" draw:text-style-name="P16" draw:layer="layout" svg:width="7.144cm" svg:height="1.242cm" svg:x="1.5cm" svg:y="1cm">
          <draw:text-box>
            <text:p><text:span text:style-name="T5">DISADVANTAGES</text:span></text:p>
          </draw:text-box>
        </draw:frame>
        <draw:frame draw:style-name="gr12" draw:text-style-name="P19" draw:layer="layout" svg:width="25cm" svg:height="11.5cm" svg:x="1.5cm" svg:y="3cm">
          <draw:text-box>
            <text:list text:style-name="L1">
              <text:list-item>
                <text:p><text:span text:style-name="T16">Dependency on user initiative</text:span></text:p>
                <text:p><text:span text:style-name="T16"/></text:p>
              </text:list-item>
              <text:list-item>
                <text:p><text:span text:style-name="T16">Reactive approaches</text:span></text:p>
                <text:p><text:span text:style-name="T16"/></text:p>
              </text:list-item>
              <text:list-item>
                <text:p><text:span text:style-name="T16">Limited Awarenes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draw:style-name="gr13" draw:text-style-name="P16" draw:layer="layout" svg:width="7.948cm" svg:height="1.242cm" svg:x="1cm" svg:y="1cm">
          <draw:text-box>
            <text:p><text:span text:style-name="T5">PROPOSED <text:s/>SYSTEM</text:span></text:p>
          </draw:text-box>
        </draw:frame>
        <draw:frame draw:style-name="gr14" draw:text-style-name="P20" draw:layer="layout" svg:width="4.765cm" svg:height="1.14cm" svg:x="1.5cm" svg:y="2.5cm">
          <draw:text-box>
            <text:p><text:span text:style-name="T17">CYBERWALL</text:span></text:p>
          </draw:text-box>
        </draw:frame>
        <draw:frame draw:style-name="gr15" draw:text-style-name="P21" draw:layer="layout" svg:width="25.5cm" svg:height="10.5cm" svg:x="0.5cm" svg:y="4cm">
          <draw:text-box>
            <text:list text:style-name="L1">
              <text:list-item>
                <text:p><text:span text:style-name="T18">CyberWALL presents the development of an innovative mobile application that leverages artificial intelligence(AI) for detecting and mitigating cyberbullying incidents while providing mental health support to victims.</text:span></text:p>
                <text:p><text:span text:style-name="T18"/></text:p>
              </text:list-item>
              <text:list-item>
                <text:p><text:span text:style-name="T18">It sends instant notification to users when potential cyberbullying is detected enabling immediate action such as blocking offenders or reporting incidents.</text:span></text:p>
                <text:p><text:span text:style-name="T18"/></text:p>
              </text:list-item>
              <text:list-item>
                <text:p><text:span text:style-name="T18">Provides a secure, anonymous reporting system, ensuring victims can safely report incidents without revealing their identity, thus promoting a safer digital environment.</text:span></text:p>
                <text:p><text:span text:style-name="T18"/></text:p>
              </text:list-item>
              <text:list-item>
                <text:p><text:span text:style-name="T18">Ensures end-to-end encryption and robust data protection, maintaining user confedentiality while offering effective solutions for online safety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draw:style-name="gr16" draw:text-style-name="P16" draw:layer="layout" svg:width="5.853cm" svg:height="1.242cm" svg:x="1.448cm" svg:y="1cm">
          <draw:text-box>
            <text:p><text:span text:style-name="T5">ADVANTAGES</text:span></text:p>
          </draw:text-box>
        </draw:frame>
        <draw:frame draw:style-name="gr17" draw:text-style-name="P18" draw:layer="layout" svg:width="17cm" svg:height="8.5cm" svg:x="1.5cm" svg:y="3.5cm">
          <draw:text-box>
            <text:list text:style-name="L1">
              <text:list-item>
                <text:p><text:span text:style-name="T9">Wider reach and awareness</text:span></text:p>
                <text:p><text:span text:style-name="T9"/></text:p>
              </text:list-item>
              <text:list-item>
                <text:p><text:span text:style-name="T9">Scalability and Resource management</text:span></text:p>
                <text:p><text:span text:style-name="T9"/></text:p>
              </text:list-item>
              <text:list-item>
                <text:p><text:span text:style-name="T9">Increased Accessability</text:span></text:p>
                <text:p><text:span text:style-name="T9"/></text:p>
              </text:list-item>
              <text:list-item>
                <text:p><text:span text:style-name="T9">Simplified reporting process</text:span></text:p>
                <text:p><text:span text:style-name="T9"/></text:p>
              </text:list-item>
              <text:list-item>
                <text:p><text:span text:style-name="T9">Privacy and Securit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draw:style-name="gr18" draw:text-style-name="P23" draw:layer="layout" svg:width="12cm" svg:height="1.432cm" svg:x="9.5cm" svg:y="6.305cm">
          <draw:text-box>
            <text:p><text:span text:style-name="T19">THANK YO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TITimes-Roman" svg:font-family="OPTITimes-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adornments="Bold" style:font-family-generic="roman" style:font-pitch="variable"/>
    <style:font-face style:name="Times New Roman Cyr1" svg:font-family="'Times New Roman Cyr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0:14:58.937198295</meta:creation-date>
    <dc:date>2025-02-01T12:11:39.311432606</dc:date>
    <meta:editing-duration>PT4H5M22S</meta:editing-duration>
    <meta:editing-cycles>8</meta:editing-cycles>
    <meta:generator>LibreOffice/24.8.4.2$Linux_X86_64 LibreOffice_project/480$Build-2</meta:generator>
    <meta:document-statistic meta:object-count="71"/>
  </office:meta>
</office:document-meta>
</file>